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AdineKirnberg-Script" svg:font-family="AdineKirnberg-Script" style:font-pitch="variable"/>
    <style:font-face style:name="Adorable" svg:font-family="Adorable" style:font-pitch="variable"/>
    <style:font-face style:name="Creampuff" svg:font-family="Creampuff" style:font-pitch="variable"/>
    <style:font-face style:name="Didot" svg:font-family="Didot" style:font-pitch="variable"/>
    <style:font-face style:name="Engebrechtre" svg:font-family="Engebrechtr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Engebrechtre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Engebrechtre" fo:font-size="32pt" fo:font-weight="bold" style:font-size-asian="32pt" style:font-weight-asian="bold" style:font-size-complex="3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Didot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idot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Didot" fo:font-size="20pt" style:font-size-asian="20pt" style:font-size-complex="20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dorable" fo:font-size="48pt" fo:font-weight="bold" style:font-size-asian="48pt" style:font-weight-asian="bold" style:font-size-complex="4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dorable" fo:font-size="20pt" fo:font-weight="bold" style:font-size-asian="20pt" style:font-weight-asian="bold" style:font-size-complex="20pt" style:font-weight-complex="bold"/>
    </style:style>
    <style:style style:name="T1" style:family="text">
      <style:text-properties style:font-name="Didot" fo:font-size="14pt" style:font-size-asian="14pt" style:font-size-complex="14pt"/>
    </style:style>
    <style:style style:name="T2" style:family="text">
      <style:text-properties style:font-name="Didot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Engebrechtre" fo:font-size="20pt" fo:font-weight="bold" style:font-size-asian="20pt" style:font-weight-asian="bold" style:font-size-complex="20pt" style:font-weight-complex="bold"/>
    </style:style>
    <style:style style:name="T4" style:family="text">
      <style:text-properties style:font-name="Engebrechtre"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style:font-name="AdineKirnberg-Scri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Big Apple Contest</text:p>
      <text:p text:style-name="P6"><text:span text:style-name="T3">The Chords</text:span></text:p>
      <text:p text:style-name="P6"><text:span text:style-name="T3"/></text:p>
      <text:p text:style-name="P7">~</text:p>
      <text:p text:style-name="P8"/>
      <text:p text:style-name="P1">Structure</text:p>
      <text:p text:style-name="P1"/>
      <text:p text:style-name="P3">Intro (6 bars) - TACIT</text:p>
      <text:p text:style-name="P3"/>
      <text:p text:style-name="P3">AABA</text:p>
      <text:p text:style-name="P3">AABA</text:p>
      <text:p text:style-name="P6"><text:span text:style-name="T1">AABA BA</text:span></text:p>
      <text:p text:style-name="P4">AABA</text:p>
      <text:p text:style-name="P3"><text:span text:style-name="T3"/></text:p>
      <text:p text:style-name="P6"><text:span text:style-name="T3">“I Got Rhythm” Changes</text:span></text:p>
      <text:p text:style-name="P6"><text:span text:style-name="T3"/></text:p>
      <text:p text:style-name="P6"><text:span text:style-name="T4">A:</text:span> <text:span text:style-name="T1">Bb G-7 | C-7 F7 | Bb G-7 | C-7 F7 | Bb Bb/D | Eb Edim | F7 <text:s text:c="3"/>| Bb</text:span></text:p>
      <text:p text:style-name="P6"><text:span text:style-name="T4">B:</text:span><text:span text:style-name="T2"> </text:span><text:span text:style-name="T1">D7 <text:s/>| <text:s text:c="3"/>| G7 <text:s/>| <text:s text:c="3"/>| C7 <text:s/>| <text:s text:c="3"/>| F7 | <text:s text:c="2"/>|</text:span></text:p>
      <text:p text:style-name="P5"/>
      <text:p text:style-name="P7">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dineKirnberg-Script" svg:font-family="AdineKirnberg-Script" style:font-pitch="variable"/>
    <style:font-face style:name="Adorable" svg:font-family="Adorable" style:font-pitch="variable"/>
    <style:font-face style:name="Creampuff" svg:font-family="Creampuff" style:font-pitch="variable"/>
    <style:font-face style:name="Didot" svg:font-family="Didot" style:font-pitch="variable"/>
    <style:font-face style:name="Engebrechtre" svg:font-family="Engebrechtre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19T19:56:52</meta:creation-date>
    <dc:date>2009-03-19T20:08:38</dc:date>
    <meta:editing-duration>PT00H11M48S</meta:editing-duration>
    <meta:editing-cycles>2</meta:editing-cycles>
    <meta:generator>OpenOffice.org/3.0$Unix OpenOffice.org_project/300m9$Build-9358</meta:generator>
    <meta:document-statistic meta:table-count="0" meta:image-count="0" meta:object-count="0" meta:page-count="1" meta:paragraph-count="13" meta:word-count="58" meta:character-count="214"/>
    <meta:user-defined meta:name="Info 1"/>
    <meta:user-defined meta:name="Info 2"/>
    <meta:user-defined meta:name="Info 3"/>
    <meta:user-defined meta:name="Info 4"/>
  </office:meta>
</office:document-meta>
</file>